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416e" officeooo:paragraph-rsid="00037cf4"/>
    </style:style>
    <style:style style:name="P2" style:family="paragraph" style:parent-style-name="Standard" style:list-style-name="L3">
      <style:text-properties officeooo:rsid="0001416e" officeooo:paragraph-rsid="0001416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1416e" officeooo:paragraph-rsid="00037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037cf4" officeooo:paragraph-rsid="00037cf4"/>
    </style:style>
    <style:style style:name="P5" style:family="paragraph" style:parent-style-name="Standard">
      <style:text-properties officeooo:rsid="00037cf4" officeooo:paragraph-rsid="0009d74f"/>
    </style:style>
    <style:style style:name="P6" style:family="paragraph" style:parent-style-name="Standard" style:list-style-name="L6">
      <style:text-properties officeooo:rsid="00037cf4" officeooo:paragraph-rsid="000b7aff"/>
    </style:style>
    <style:style style:name="P7" style:family="paragraph" style:parent-style-name="Standard" style:list-style-name="L7">
      <style:text-properties officeooo:rsid="00037cf4" officeooo:paragraph-rsid="0009d74f"/>
    </style:style>
    <style:style style:name="P8" style:family="paragraph" style:parent-style-name="Standard">
      <style:text-properties officeooo:paragraph-rsid="00037cf4"/>
    </style:style>
    <style:style style:name="P9" style:family="paragraph" style:parent-style-name="Standard">
      <style:text-properties officeooo:rsid="00040afa" officeooo:paragraph-rsid="00040afa"/>
    </style:style>
    <style:style style:name="P10" style:family="paragraph" style:parent-style-name="Standard" style:list-style-name="L3">
      <style:text-properties officeooo:rsid="00040afa" officeooo:paragraph-rsid="00040afa"/>
    </style:style>
    <style:style style:name="P11" style:family="paragraph" style:parent-style-name="Standard">
      <style:text-properties officeooo:rsid="00040afa" officeooo:paragraph-rsid="000726c4"/>
    </style:style>
    <style:style style:name="P12" style:family="paragraph" style:parent-style-name="Standard">
      <style:text-properties officeooo:rsid="00040afa" officeooo:paragraph-rsid="00092d59"/>
    </style:style>
    <style:style style:name="P13" style:family="paragraph" style:parent-style-name="Standard">
      <style:text-properties officeooo:paragraph-rsid="00040afa"/>
    </style:style>
    <style:style style:name="P14" style:family="paragraph" style:parent-style-name="Standard">
      <style:text-properties officeooo:rsid="0004fa7c" officeooo:paragraph-rsid="0009d74f"/>
    </style:style>
    <style:style style:name="P15" style:family="paragraph" style:parent-style-name="Standard">
      <style:text-properties officeooo:rsid="000626f3" officeooo:paragraph-rsid="000626f3"/>
    </style:style>
    <style:style style:name="P16" style:family="paragraph" style:parent-style-name="Standard" style:list-style-name="L1">
      <style:text-properties officeooo:paragraph-rsid="0004fa7c"/>
    </style:style>
    <style:style style:name="P17" style:family="paragraph" style:parent-style-name="Standard" style:list-style-name="L1">
      <style:text-properties officeooo:paragraph-rsid="000726c4"/>
    </style:style>
    <style:style style:name="P18" style:family="paragraph" style:parent-style-name="Standard" style:list-style-name="L2">
      <style:text-properties officeooo:paragraph-rsid="00092d59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726c4" officeooo:paragraph-rsid="000726c4" style:font-size-asian="16pt" style:font-weight-asian="bold" style:font-size-complex="16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37cf4" officeooo:paragraph-rsid="00037cf4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04fa7c" officeooo:paragraph-rsid="0004fa7c"/>
    </style:style>
    <style:style style:name="P22" style:family="paragraph" style:parent-style-name="Standard">
      <style:text-properties style:text-underline-style="solid" style:text-underline-width="auto" style:text-underline-color="font-color" officeooo:rsid="00040afa" officeooo:paragraph-rsid="00092d59"/>
    </style:style>
    <style:style style:name="P23" style:family="paragraph" style:parent-style-name="Standard">
      <style:text-properties officeooo:paragraph-rsid="00092d59"/>
    </style:style>
    <style:style style:name="P24" style:family="paragraph" style:parent-style-name="Standard">
      <style:text-properties officeooo:rsid="0009d74f" officeooo:paragraph-rsid="0009d74f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1416e" officeooo:paragraph-rsid="00037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7cf4"/>
    </style:style>
    <style:style style:name="T2" style:family="text">
      <style:text-properties officeooo:rsid="00040afa"/>
    </style:style>
    <style:style style:name="T3" style:family="text">
      <style:text-properties officeooo:rsid="0004fa7c"/>
    </style:style>
    <style:style style:name="T4" style:family="text">
      <style:text-properties officeooo:rsid="000626f3"/>
    </style:style>
    <style:style style:name="T5" style:family="text">
      <style:text-properties officeooo:rsid="000726c4"/>
    </style:style>
    <style:style style:name="T6" style:family="text">
      <style:text-properties officeooo:rsid="00092d5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officeooo:rsid="00037cf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626f3"/>
    </style:style>
    <style:style style:name="T10" style:family="text">
      <style:text-properties style:text-underline-style="solid" style:text-underline-width="auto" style:text-underline-color="font-color" officeooo:rsid="0004fa7c"/>
    </style:style>
    <style:style style:name="T11" style:family="text">
      <style:text-properties officeooo:rsid="000b7aff"/>
    </style:style>
    <style:style style:name="T12" style:family="text">
      <style:text-properties officeooo:rsid="000bf8c4"/>
    </style:style>
    <style:style style:name="T13" style:family="text">
      <style:text-properties style:text-underline-style="none" officeooo:rsid="0004fa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A006-C <text:span text:style-name="T12">(2s2019)</text:span></text:p>
      <text:p text:style-name="P19">Proposta de Projeto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Integrantes:</text:p>
          </table:table-cell>
          <table:table-cell table:style-name="Table1.B1" office:value-type="string">
            <text:p text:style-name="P25">R.A.:</text:p>
          </table:table-cell>
        </table:table-row>
        <table:table-row>
          <table:table-cell table:style-name="Table1.A2" office:value-type="string">
            <text:p text:style-name="P3">Rafael Claro Ito</text:p>
          </table:table-cell>
          <table:table-cell table:style-name="Table1.B2" office:value-type="string">
            <text:p text:style-name="P25">118430</text:p>
          </table:table-cell>
        </table:table-row>
        <table:table-row>
          <table:table-cell table:style-name="Table1.A2" office:value-type="string">
            <text:p text:style-name="P3">Guilherme Teixeira Semissatto</text:p>
          </table:table-cell>
          <table:table-cell table:style-name="Table1.B2" office:value-type="string">
            <text:p text:style-name="P25">140656</text:p>
          </table:table-cell>
        </table:table-row>
        <table:table-row>
          <table:table-cell table:style-name="Table1.A2" office:value-type="string">
            <text:p text:style-name="P3">Cláudio Ferreira Carneiro</text:p>
          </table:table-cell>
          <table:table-cell table:style-name="Table1.B2" office:value-type="string">
            <text:p text:style-name="P25">263796</text:p>
          </table:table-cell>
        </table:table-row>
      </table:table>
      <text:p text:style-name="P1"/>
      <text:p text:style-name="P20">Proposta 1:</text:p>
      <text:p text:style-name="P20"/>
      <text:p text:style-name="P8"><text:span text:style-name="T1">Elaboração de uma rede generativa adversarial (GAN) para criar imagens de carros não existentes no mundo real.</text:span></text:p>
      <text:p text:style-name="P4"/>
      <text:p text:style-name="P14"><text:span text:style-name="T7">Objetivos:</text:span></text:p>
      <text:p text:style-name="P24"><text:span text:style-name="T13"><text:tab/></text:span>Estudar toda a teoria por trás das GAN<text:span text:style-name="T11">s</text:span> e implementar um uso prático <text:span text:style-name="T11">semelhante ao que pode ser visto a seguir:</text:span></text:p>
      <text:list xml:id="list3020947411" text:style-name="L6">
        <text:list-item>
          <text:p text:style-name="P6"><text:span text:style-name="T11">geração aleatório de imagens de </text:span>gatos: <text:a xlink:type="simple" xlink:href="https://thiscatdoesnotexist.com/" text:style-name="Internet_20_link" text:visited-style-name="Visited_20_Internet_20_Link">https://thiscatdoesnotexist.com/</text:a></text:p>
        </text:list-item>
        <text:list-item>
          <text:p text:style-name="P6"><text:span text:style-name="T11">geração aleatório de imagens de </text:span>pessoas: <text:a xlink:type="simple" xlink:href="https://thispersondoesnotexist.com/" text:style-name="Internet_20_link" text:visited-style-name="Visited_20_Internet_20_Link">https://thispersondoesnotexist.com/</text:a></text:p>
        </text:list-item>
        <text:list-item>
          <text:p text:style-name="P6">outros: <text:a xlink:type="simple" xlink:href="https://thisxdoesnotexist.com/" text:style-name="Internet_20_link" text:visited-style-name="Visited_20_Internet_20_Link">https://thisxdoesnotexist.com/</text:a></text:p>
        </text:list-item>
      </text:list>
      <text:p text:style-name="P4"/>
      <text:p text:style-name="P5"><text:span text:style-name="T9">Dataset</text:span><text:span text:style-name="T4"> (</text:span>16.185 imagens de 196 classes de carros<text:span text:style-name="T4">):</text:span></text:p>
      <text:list xml:id="list4060174702" text:style-name="L7">
        <text:list-item>
          <text:p text:style-name="P7"><text:a xlink:type="simple" xlink:href="https://ai.stanford.edu/~jkrause/cars/car_dataset.html" text:style-name="Internet_20_link" text:visited-style-name="Visited_20_Internet_20_Link">https://ai.stanford.edu/~jkrause/cars/car_dataset.html</text:a></text:p>
        </text:list-item>
      </text:list>
      <text:p text:style-name="P15"/>
      <text:p text:style-name="P15">___________________________________________________________________________________</text:p>
      <text:p text:style-name="P4"/>
      <text:p text:style-name="P23"><text:span text:style-name="T8">Proposta 2:</text:span></text:p>
      <text:p text:style-name="P23"><text:span text:style-name="T8"/></text:p>
      <text:p text:style-name="P23"><text:span text:style-name="T6">Identificação e interpretação de perfis de alunos a partir de análise de dados do ENEM.</text:span></text:p>
      <text:p text:style-name="P9"><text:s/></text:p>
      <text:p text:style-name="P21">Objetivos:</text:p>
      <text:list xml:id="list1639576509" text:style-name="L1">
        <text:list-item>
          <text:p text:style-name="P16"><text:span text:style-name="T3">Clusterização de perfis dos inscritos no ENEM a partir de diferentes métricas (ex: qual perfil de aluno apresenta uma nota maior ou menor em uma determinada disciplina).</text:span></text:p>
        </text:list-item>
        <text:list-item>
          <text:p text:style-name="P16"><text:span text:style-name="T3">Relação entre aspectos socioeconômicos e pontuação nas diversas área de conhecimento da prova.</text:span></text:p>
        </text:list-item>
        <text:list-item>
          <text:p text:style-name="P17"><text:span text:style-name="T5">Construção de um preditor de pontuação na prova a partir dos atributos dos inscritos.</text:span></text:p>
        </text:list-item>
      </text:list>
      <text:p text:style-name="P11"/>
      <text:p text:style-name="P13"><text:span text:style-name="T9">Dataset</text:span><text:span text:style-name="T4"> (microdados entre os anos 1998 e 2018):</text:span></text:p>
      <text:list xml:id="list4124796915" text:style-name="L3">
        <text:list-item>
          <text:p text:style-name="P10"><text:a xlink:type="simple" xlink:href="http://portal.inep.gov.br/microdados" text:style-name="Internet_20_link" text:visited-style-name="Visited_20_Internet_20_Link">http://portal.inep.gov.br/microdados</text:a></text:p>
        </text:list-item>
        <text:list-item>
          <text:p text:style-name="P2"><text:a xlink:type="simple" xlink:href="http://dados.gov.br/dataset/microdados-do-exame-nacional-do-ensino-medio-enem" text:style-name="Internet_20_link" text:visited-style-name="Visited_20_Internet_20_Link">http://dados.gov.br/dataset/microdados-do-exame-nacional-do-ensino-medio-enem</text:a></text:p>
        </text:list-item>
      </text:list>
      <text:p text:style-name="P12"/>
      <text:p text:style-name="P22">Tipo de atributos:</text:p>
      <text:list xml:id="list3147126725" text:style-name="L2">
        <text:list-item>
          <text:p text:style-name="P18"><text:span text:style-name="T4">Informações pessoais (residência, gênero, idade, escola onde estudou).</text:span></text:p>
        </text:list-item>
        <text:list-item>
          <text:p text:style-name="P18"><text:span text:style-name="T2">Respostas do questionário socioecônomico.</text:span></text:p>
        </text:list-item>
        <text:list-item>
          <text:p text:style-name="P18"><text:span text:style-name="T4">Notas em cada área de conhecimento da prov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18:25:04.369763007</meta:creation-date>
    <dc:date>2019-10-28T19:22:14.172872172</dc:date>
    <meta:editing-duration>PT33M30S</meta:editing-duration>
    <meta:editing-cycles>10</meta:editing-cycles>
    <meta:generator>LibreOffice/6.3.2.2$Linux_X86_64 LibreOffice_project/30$Build-2</meta:generator>
    <meta:document-statistic meta:table-count="1" meta:image-count="0" meta:object-count="0" meta:page-count="1" meta:paragraph-count="34" meta:word-count="203" meta:character-count="1557" meta:non-whitespace-character-count="1397"/>
  </office:meta>
</office:document-meta>
</file>